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text-align="center" style:justify-single-word="false"/>
      <style:text-properties officeooo:rsid="001fafc1" officeooo:paragraph-rsid="001fafc1"/>
    </style:style>
    <style:style style:name="P2" style:family="paragraph" style:parent-style-name="Heading_20_3">
      <style:text-properties officeooo:rsid="0020b7bf" officeooo:paragraph-rsid="0020b7bf"/>
    </style:style>
    <style:style style:name="P3" style:family="paragraph" style:parent-style-name="Heading_20_3">
      <style:text-properties officeooo:rsid="0020bf69" officeooo:paragraph-rsid="0020bf69"/>
    </style:style>
    <style:style style:name="P4" style:family="paragraph" style:parent-style-name="Heading">
      <style:text-properties officeooo:rsid="0020bf69" officeooo:paragraph-rsid="0020bf69"/>
    </style:style>
    <style:style style:name="P5" style:family="paragraph" style:parent-style-name="Text_20_body">
      <style:paragraph-properties fo:text-align="start" style:justify-single-word="false"/>
      <style:text-properties officeooo:rsid="001fafc1" officeooo:paragraph-rsid="001fafc1"/>
    </style:style>
    <style:style style:name="P6" style:family="paragraph" style:parent-style-name="Text_20_body">
      <style:paragraph-properties fo:text-align="start" style:justify-single-word="false"/>
      <style:text-properties officeooo:rsid="001fafc1" officeooo:paragraph-rsid="0020112b"/>
    </style:style>
    <style:style style:name="P7" style:family="paragraph" style:parent-style-name="Text_20_body">
      <style:paragraph-properties fo:text-align="start" style:justify-single-word="false"/>
      <style:text-properties officeooo:paragraph-rsid="001fafc1"/>
    </style:style>
    <style:style style:name="P8" style:family="paragraph" style:parent-style-name="Text_20_body" style:list-style-name="L1">
      <style:paragraph-properties fo:text-align="start" style:justify-single-word="false"/>
      <style:text-properties officeooo:rsid="0020112b" officeooo:paragraph-rsid="0020112b"/>
    </style:style>
    <style:style style:name="P9" style:family="paragraph" style:parent-style-name="Text_20_body" style:list-style-name="L1">
      <style:paragraph-properties fo:text-align="start" style:justify-single-word="false"/>
      <style:text-properties officeooo:rsid="0020b7bf" officeooo:paragraph-rsid="0020b7bf"/>
    </style:style>
    <style:style style:name="P10" style:family="paragraph" style:parent-style-name="Text_20_body">
      <style:text-properties officeooo:rsid="0020b7bf" officeooo:paragraph-rsid="0020b7bf"/>
    </style:style>
    <style:style style:name="P11" style:family="paragraph" style:parent-style-name="Text_20_body">
      <style:text-properties officeooo:rsid="0020bf69" officeooo:paragraph-rsid="0020bf69"/>
    </style:style>
    <style:style style:name="P12" style:family="paragraph" style:parent-style-name="Heading_20_1">
      <style:paragraph-properties fo:text-align="center" style:justify-single-word="false"/>
      <style:text-properties officeooo:paragraph-rsid="001fafc1"/>
    </style:style>
    <style:style style:name="T1" style:family="text">
      <style:text-properties officeooo:rsid="001fafc1"/>
    </style:style>
    <style:style style:name="T2" style:family="text">
      <style:text-properties officeooo:rsid="0020112b"/>
    </style:style>
    <style:style style:name="T3" style:family="text">
      <style:text-properties officeooo:rsid="0020b7bf"/>
    </style:style>
    <style:style style:name="T4" style:family="text">
      <style:text-properties officeooo:rsid="0020bf6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PROJECT REPORT </text:span></text:h>
      <text:h text:style-name="P1" text:outline-level="3">MULTI DOCUMENT SUMMARIZATION OF NEWS ARTICLES USING DEEP LEARNING</text:h>
      <text:p text:style-name="P7"/>
      <text:p text:style-name="P5">Automatic summarization is a complex NLP task. There are two types of <text:span text:style-name="T2">automatic</text:span> summarization techniques widely <text:span text:style-name="T2">used</text:span>. <text:span text:style-name="T2">They are Extractive Summarization</text:span> <text:span text:style-name="T2">and Abstractive Summarization. </text:span></text:p>
      <text:p text:style-name="P6"><text:span text:style-name="T2">In Extractive Summarization, the system extracts the objects(read sentences) from collection, without modifying the object themselves. However, in Abstaction Summarization the text is condensed to generate a summary, which requires natural language generation. Extractive summarization is a more common technique then abstractive summarization because it is a more easier task.</text:span></text:p>
      <text:p text:style-name="P6"><text:span text:style-name="T2">Here, I have divided the given task in three parts:</text:span></text:p>
      <text:list xml:id="list5687892044209154261" text:style-name="L1">
        <text:list-item>
          <text:p text:style-name="P8">Crawling the news articles</text:p>
        </text:list-item>
        <text:list-item>
          <text:p text:style-name="P8">Clustering them on the basis of <text:span text:style-name="T3">semantic</text:span> similarity</text:p>
        </text:list-item>
        <text:list-item>
          <text:p text:style-name="P9">Generating Summary</text:p>
        </text:list-item>
      </text:list>
      <text:h text:style-name="P2" text:outline-level="3">1. Crawling the News Articles</text:h>
      <text:p text:style-name="P10">I crawled the news articles from “The Hindu” newspaper. For this I used the Scrapy Framework. It is and elaborate framework which allows us to design crawler according to our need and customize which information we need to store from the page by specifying there XML or HTML selectors. It also allows to store the crawled pages in form of a list json objects which can be used later for processing.<text:span text:style-name="T4">Here, around 34,000 articles were crawled.</text:span></text:p>
      <text:p text:style-name="P10"/>
      <text:h text:style-name="P2" text:outline-level="3">2. Clustering News Articles on the basis of Semantic Similarity</text:h>
      <text:p text:style-name="P11">To cluster the News Articles on the basis of semantic similarity I used gensim to find similarity among articles and then applied K-means clustering to find similarity. First, the stopword removal and stemming was done. The they were given as input to gensim to construct the similarity matrix. Since, K-means clustering requires matrix to be in memory and a 34,000*34,000 matrix is difficult to handle, I reduced it to 5000*5000 i.e. we just took 5000 articles for clustering. And 2000 articles to construct background corpus for gensim. </text:p>
      <text:p text:style-name="P11">Using Kmeans clustering I constructed 100 clusters of documents based on semantic similarity.</text:p>
      <text:h text:style-name="P3" text:outline-level="3">3. Automatic Summarization of News Articles</text:h>
      <text:p text:style-name="P11">This was the main and the toughest task in the whole project. For this I tried 3 different approaches. All the three approaches involved different types of neural networks. </text:p>
      <text:p text:style-name="P4"><text:soft-page-break/>Approach-1</text:p>
      <text:p text:style-name="P11"/>
      <text:p text:style-name="P11"/>
      <text:p text:style-name="P10"/>
      <text:p text:style-name="P10"><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i </meta:initial-creator>
    <meta:creation-date>2016-05-16T10:03:34.893186959</meta:creation-date>
    <dc:date>2016-05-16T13:03:59.054108590</dc:date>
    <dc:creator>Ashwini </dc:creator>
    <meta:editing-duration>PT16M12S</meta:editing-duration>
    <meta:editing-cycles>2</meta:editing-cycles>
    <meta:generator>LibreOffice/5.0.3.2$Linux_X86_64 LibreOffice_project/00m0$Build-2</meta:generator>
    <meta:document-statistic meta:table-count="0" meta:image-count="0" meta:object-count="0" meta:page-count="2" meta:paragraph-count="17" meta:word-count="339" meta:character-count="2180" meta:non-whitespace-character-count="1855"/>
  </office:meta>
</office:document-meta>
</file>